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text-properties officeooo:rsid="00161052" officeooo:paragraph-rsid="0016105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4">
        <text:h text:style-name="P1" text:outline-level="3">Miscellaneous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1" meta:character-count="13" meta:non-whitespace-character-count="13"/>
    <dc:date>2014-06-24T13:45:40.133000000</dc:date>
    <meta:editing-duration>P0D</meta:editing-duration>
    <meta:editing-cycles>1</meta:editing-cycles>
    <meta:generator>LibreOffice/4.2.4.2$Windows_x86 LibreOffice_project/63150712c6d317d27ce2db16eb94c2f3d7b699f8</meta:generator>
  </office:meta>
</office:document-meta>
</file>